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sualBasicCompile.getIm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ualBasicCompile.getOptionStri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ualBasicCompile.getRoo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ualBasicCompile.VisualBasicComp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ualBasicCompile.getOptionCompareParame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sualBasicCompile.createResourceParameter( NetCommand command , Dotnet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ualBasicCompile.getRootNamespaceParame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sualBasicCompile.getReferenceDelim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ualBasicCompile.getOptionExplic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ualBasicCompile.setRootNamespace( String root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ualBasicCompile.setOptionStrict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ualBasicCompile.vali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isualBasicCompile.getOptionExplicitParame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ualBasicCompile.setOptionExplicit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ualBasicCompile.getRemoveIntChe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ualBasicCompile.getFile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ualBasicCompile.getImportsParame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sualBasicCompile.setOptionCompare( String optionCompa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sualBasicCompile.getRemoveIntChecksParame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ualBasicCompil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isualBasicCompile.setImports( String impo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ualBasicCompile.getOptionStrictParame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ualBasicCompile.setRemoveIntChecks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ualBasicCompile.getWin32ResParame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sualBasicCompile.getOptionComp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ualBasicCompile.addCompilerSpecificOptions( NetCommand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